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0-10" calcext:value-type="date">
            <text:p>10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2-22" calcext:value-type="date">
            <text:p>22/1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Mens. 1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2-22" calcext:value-type="date">
            <text:p>22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Mens. 1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6-02-06" calcext:value-type="date">
            <text:p>06/02/2026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6" office:value-type="string" calcext:value-type="string">
            <text:p>Mens. 01/2026 (A.C.)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90" calcext:value-type="float">
            <text:p>590,00</text:p>
          </table:table-cell>
          <table:table-cell table:style-name="ce50" office:value-type="date" office:date-value="2026-02-06" calcext:value-type="date">
            <text:p>06/02/2026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6" office:value-type="string" calcext:value-type="string">
            <text:p>Mens. 02/2026 (A.C.)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9]-[.F9]" office:value-type="float" office:value="590" calcext:value-type="float">
            <text:p>59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9])" office:value-type="float" office:value="590" calcext:value-type="float">
            <text:p>59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8.170930968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8.1731249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38.457155967</dc:date>
    <meta:print-date>2023-11-06T10:06:24.108000000</meta:print-date>
    <dc:language>pt-PT</dc:language>
    <meta:editing-cycles>646</meta:editing-cycles>
    <meta:editing-duration>P2DT18H56M34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